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54cm"/>
    </style:style>
    <style:style style:name="co2" style:family="table-column">
      <style:table-column-properties fo:break-before="auto" style:column-width="7.491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 Black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<text:span text:style-name="T1">Comparaison d'applications de tracking GPS</text:span></text:p>
          </table:table-cell>
          <table:table-cell office:value-type="string">
            <text:p>Prix</text:p>
          </table:table-cell>
          <table:table-cell office:value-type="string">
            <text:p>Récupération des donnés</text:p>
          </table:table-cell>
          <table:table-cell office:value-type="string">
            <text:p>Précision (mètres)</text:p>
          </table:table-cell>
          <table:table-cell office:value-type="string">
            <text:p>Période d’acquisition</text:p>
          </table:table-cell>
          <table:table-cell office:value-type="string">
            <text:p>Format des données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FollowMee</text:p>
          </table:table-cell>
          <table:table-cell office:value-type="string">
            <text:p>Gratuit pendant une durée limitée (1 mois?)</text:p>
          </table:table-cell>
          <table:table-cell office:value-type="string">
            <text:p>Oui</text:p>
          </table:table-cell>
          <table:table-cell/>
          <table:table-cell office:value-type="string">
            <text:p>1 minute</text:p>
          </table:table-cell>
          <table:table-cell office:value-type="string">
            <text:p>GPX </text:p>
          </table:table-cell>
        </table:table-row>
        <table:table-row table:style-name="ro3">
          <table:table-cell office:value-type="string">
            <text:p>Google Maps</text:p>
          </table:table-cell>
          <table:table-cell office:value-type="string">
            <text:p>Gratuit</text:p>
          </table:table-cell>
          <table:table-cell office:value-type="string">
            <text:p>Oui</text:p>
          </table:table-cell>
          <table:table-cell table:number-columns-repeated="2"/>
          <table:table-cell office:value-type="string">
            <text:p>JSON</text:p>
          </table:table-cell>
        </table:table-row>
        <table:table-row table:style-name="ro3">
          <table:table-cell office:value-type="string">
            <text:p>GPS Tracker for Android</text:p>
          </table:table-cell>
          <table:table-cell office:value-type="string">
            <text:p>Gratuit</text:p>
          </table:table-cell>
          <table:table-cell office:value-type="string">
            <text:p>Non</text:p>
          </table:table-cell>
          <table:table-cell table:number-columns-repeated="2"/>
          <table:table-cell office:value-type="string">
            <text:p>Affichage sur une carte</text:p>
          </table:table-cell>
        </table:table-row>
        <table:table-row table:style-name="ro3">
          <table:table-cell office:value-type="string">
            <text:p>Geo Tracker</text:p>
          </table:table-cell>
          <table:table-cell office:value-type="string">
            <text:p>Gratuit (pour le moment)</text:p>
          </table:table-cell>
          <table:table-cell office:value-type="string">
            <text:p>Oui</text:p>
          </table:table-cell>
          <table:table-cell table:number-columns-repeated="2"/>
          <table:table-cell office:value-type="string">
            <text:p>GPX ; KML ; KMZ</text:p>
          </table:table-cell>
        </table:table-row>
        <table:table-row table:style-name="ro3">
          <table:table-cell office:value-type="string">
            <text:p>GPS Tracker 2.7 (<text:a xlink:href="http://www.gps-server.net/">www.gps-server.net</text:a>)</text:p>
          </table:table-cell>
          <table:table-cell office:value-type="string">
            <text:p>Gratuit (pour le moment)</text:p>
          </table:table-cell>
          <table:table-cell office:value-type="string">
            <text:p>Oui</text:p>
          </table:table-cell>
          <table:table-cell office:value-type="string">
            <text:p>30 mètres</text:p>
          </table:table-cell>
          <table:table-cell office:value-type="string">
            <text:p>10 secondes</text:p>
          </table:table-cell>
          <table:table-cell office:value-type="string">
            <text:p>GSR ; KML ; GPX ; CSV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5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Chalicarne</meta:initial-creator>
    <meta:creation-date>2017-11-09T15:12:08.79</meta:creation-date>
    <dc:date>2017-11-09T15:35:22.34</dc:date>
    <dc:creator>Raphaël Chalicarne</dc:creator>
    <meta:editing-duration>PT23M11S</meta:editing-duration>
    <meta:editing-cycles>9</meta:editing-cycles>
    <meta:generator>OpenOffice/4.1.0$Win32 OpenOffice.org_project/410m18$Build-9764</meta:generator>
    <meta:document-statistic meta:table-count="3" meta:cell-count="29" meta:object-count="0"/>
  </office:meta>
</office:document-meta>
</file>